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2" style:family="text">
      <style:text-properties fo:font-size="12.00pt" fo:font-weight="normal" fo:font-family="AdvMYR4" style:font-family-asian="AdvMYR4" style:font-family-complex="AdvMYR4" fo:background-color="transparent" style:use-window-font-color="true"/>
    </style:style>
    <style:style style:name="T3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4" style:family="text">
      <style:text-properties fo:font-size="9.50pt" fo:font-weight="normal" style:text-underline-mode="continuous" style:text-underline-type="single" style:text-underline-style="solid" style:text-underline-width="normal" fo:font-family="AdvMYR4" style:font-family-asian="AdvMYR4" style:font-family-complex="AdvMYR4" fo:background-color="transparent" fo:color="#000000"/>
    </style:style>
    <style:style style:name="T5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6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7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8" style:family="text">
      <style:text-properties fo:font-size="12.00pt" fo:font-weight="normal" fo:font-family="AdvMYR4" style:font-family-asian="AdvMYR4" style:font-family-complex="AdvMYR4" fo:background-color="transparent" style:use-window-font-color="true"/>
    </style:style>
    <style:style style:name="T9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10" style:family="text">
      <style:text-properties fo:font-size="9.50pt" fo:font-weight="normal" style:text-underline-mode="continuous" style:text-underline-type="single" style:text-underline-style="solid" style:text-underline-width="normal" fo:font-family="AdvMYR4" style:font-family-asian="AdvMYR4" style:font-family-complex="AdvMYR4" fo:background-color="transparent" fo:color="#000000"/>
    </style:style>
    <style:style style:name="T11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12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13" style:family="text">
      <style:text-properties fo:font-size="9.50pt" fo:font-weight="normal" fo:font-family="AdvMYR4" style:font-family-asian="AdvMYR4" style:font-family-complex="AdvMYR4" fo:background-color="transparent" fo:color="#000000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数据库：</text:span><text:span text:style-name="T2"><text:s/></text:span><text:span text:style-name="T3">ChEMBL22 (</text:span><text:a xlink:href="http://www.ebi.ac.uk/chembl"><text:span text:style-name="T4">www.ebi.ac.uk/chembl</text:span></text:a><text:span text:style-name="T5">)</text:span><text:span text:style-name="T6"/></text:p>
      <text:p text:style-name="P1"><text:span text:style-name="T6">three main use cases of de novo design:</text:span><text:span text:style-name="T7">generating libraries for highthroughput screening, hit-to-lead optimization, and fragment-based hit discovery</text:span></text:p>
      <text:p text:style-name="P1"><text:span text:style-name="T7"/></text:p>
      <text:p text:style-name="P1"><text:span text:style-name="T8"><text:s/></text:span><text:span text:style-name="T9">ChEMBL22 (</text:span><text:a xlink:href="http://www.ebi.ac.uk/chembl"><text:span text:style-name="T10">www.ebi.ac.uk/chembl</text:span></text:a><text:span text:style-name="T11">)</text:span></text:p>
      <text:p text:style-name="P1"><text:span text:style-name="T11"/></text:p>
      <text:p text:style-name="P2"><draw:frame text:anchor-type="as-char" svg:width="152.40mm" svg:height="92.87mm" style:rel-width="scale" style:rel-height="scale"><draw:object-ole xlink:href="OleObj1"/><draw:image xlink:href="ObjectReplacements/OleObj1"/></draw:frame><text:span text:style-name="T11"/></text:p>
      <text:p text:style-name="P2"><text:span text:style-name="T12">Training,Sampling,loss and softmax</text:span><text:span text:style-name="T13"/></text:p>
      <text:p text:style-name="P3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